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6cm" table:align="margins"/>
    </style:style>
    <style:style style:name="Tabela1.A" style:family="table-column">
      <style:table-column-properties style:column-width="8.8cm" style:rel-column-width="4989*"/>
    </style:style>
    <style:style style:name="Tabela1.A1" style:family="table-cell">
      <style:table-cell-properties fo:background-color="#ffe5c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e5ca" fo:padding="0.097cm" fo:border="0.05pt solid #000000">
        <style:background-image/>
      </style:table-cell-properties>
    </style:style>
    <style:style style:name="Tabela1.A2" style:family="table-cell">
      <style:table-cell-properties fo:background-color="#33002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ffe5ca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fe5c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12a7e5"/>
    </style:style>
    <style:style style:name="P2" style:family="paragraph" style:parent-style-name="Standard">
      <style:text-properties fo:font-weight="bold" officeooo:paragraph-rsid="0012a7e5" style:font-weight-asian="bold" style:font-weight-complex="bold"/>
    </style:style>
    <style:style style:name="P3" style:family="paragraph" style:parent-style-name="Standard" style:list-style-name="L1">
      <style:text-properties officeooo:paragraph-rsid="0013bafb"/>
    </style:style>
    <style:style style:name="P4" style:family="paragraph" style:parent-style-name="Standard" style:list-style-name="L2">
      <style:text-properties officeooo:paragraph-rsid="00151b64"/>
    </style:style>
    <style:style style:name="P5" style:family="paragraph" style:parent-style-name="Standard" style:list-style-name="L3">
      <style:text-properties officeooo:paragraph-rsid="00151b64"/>
    </style:style>
    <style:style style:name="P6" style:family="paragraph" style:parent-style-name="Standard">
      <style:text-properties fo:font-size="13pt" officeooo:paragraph-rsid="0012a7e5" style:font-size-asian="13pt" style:font-size-complex="13pt"/>
    </style:style>
    <style:style style:name="P7" style:family="paragraph" style:parent-style-name="Standard">
      <style:paragraph-properties fo:break-before="column"/>
      <style:text-properties fo:font-weight="bold" officeooo:paragraph-rsid="0012a7e5" style:font-weight-asian="bold" style:font-weight-complex="bold"/>
    </style:style>
    <style:style style:name="P8" style:family="paragraph" style:parent-style-name="Standard">
      <style:paragraph-properties fo:margin-top="0cm" fo:margin-bottom="0.499cm" loext:contextual-spacing="false"/>
    </style:style>
    <style:style style:name="P9" style:family="paragraph" style:parent-style-name="Title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5">Temat</text:span><text:span text:style-name="T6">: 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P2">Czesław Miłosz (1911-2004)</text:p>
        <text:p text:style-name="P1"/>
        <text:p text:style-name="Tytuły">Który skrzywdziłeś</text:p>
        <text:p text:style-name="P1"/>
        <text:p text:style-name="P6">Który skrzywdziłeś człowieka prostego</text:p>
        <text:p text:style-name="P6">Śmiechem nad krzywdą jego wybuchając,</text:p>
        <text:p text:style-name="P6">Gromadę błaznów koło siebie mając</text:p>
        <text:p text:style-name="P6">Na pomieszanie dobrego i złego,</text:p>
        <text:p text:style-name="P6">Choćby przed tobą wszyscy się skłonili</text:p>
        <text:p text:style-name="P6">Cnotę i mądrość tobie przypisując,</text:p>
        <text:p text:style-name="P6">Złote medale na twoją cześć kując,</text:p>
        <text:p text:style-name="P6">Radzi że jeszcze jeden dzień przeżyli,</text:p>
        <text:p text:style-name="P6"/>
        <text:p text:style-name="P6">Nie bądź bezpieczny. Poeta pamięta</text:p>
        <text:p text:style-name="P6">Możesz go zabić - narodzi się nowy.</text:p>
        <text:p text:style-name="P6">Spisane będą czyny i rozmowy.</text:p>
        <text:p text:style-name="P6"/>
        <text:p text:style-name="P6">Lepszy dla ciebie byłby świt zimowy</text:p>
        <text:p text:style-name="P6">I sznur i gałąź pod ciężarem zgięta.</text:p>
        <text:p text:style-name="P1"/>
        <text:p text:style-name="P1"><text:span text:style-name="T4">Washington D.C., 1950 (Światło dzienne, 1953)</text:span></text:p>
        <text:p text:style-name="P7">Ernest Bryll (ur. 1935)</text:p>
        <text:p text:style-name="P1"/>
        <text:p text:style-name="Tytuły">Ten, który…</text:p>
        <text:p text:style-name="P1"/>
        <text:p text:style-name="P6">Ten, który skrzywdził człowieka prostego</text:p>
        <text:p text:style-name="P6">Wynajdzie rymopisów, co wszystko wymażą</text:p>
        <text:p text:style-name="P6">i historyka w dowodach zręcznego</text:p>
        <text:p text:style-name="P6">Który wyrzeźbi dzieje z tak dostojną twarzą</text:p>
        <text:p text:style-name="P6">Jak nigdy w dziejach nie bywało.</text:p>
        <text:p text:style-name="P6">Ten, który zbrodnię czynił - byle wszystko cało</text:p>
        <text:p text:style-name="P6">Znajdzie w ciemności wieków swoją sprawiedliwość</text:p>
        <text:p text:style-name="P6">Chociaż siał burze, słodkie zbierze ziarno.</text:p>
        <text:p text:style-name="P6"/>
        <text:p text:style-name="P6">Takie jest doświadczenie. A my byśmy chcieli</text:p>
        <text:p text:style-name="P6">Aby się słowa poety lękano</text:p>
        <text:p text:style-name="P6">By imperatorowie w pomiętej pościeli</text:p>
        <text:p text:style-name="P6">Pocili się, myśleli - co o nich pisano</text:p>
        <text:p text:style-name="P6"/>
        <text:p text:style-name="P6">Takie jest doświadczenie, które zawsze znano</text:p>
        <text:p text:style-name="P6">I zawsze przeciw głupi poeci lecieli.</text:p>
        <text:p text:style-name="P6"/>
        <text:p text:style-name="P1"><text:span text:style-name="T3">Zwierzątko, 1975</text:span></text:p>
      </text:section>
      <text:p text:style-name="P8"><text:span text:style-name="T1">I. Rozwinięcie tematu (22 pkt)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ytuły">Miłosz, <text:span text:style-name="T2">Który skrzywdziłeś</text:span></text:p>
          </table:table-cell>
          <table:table-cell table:style-name="Tabela1.B1" office:value-type="string">
            <text:p text:style-name="Tytuły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Tematy_20_w_20_tabeli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516075560" text:style-name="L1">
              <text:list-item>
                <text:p text:style-name="P3">pewny własnej wartości roli poeta;</text:p>
              </text:list-item>
              <text:list-item>
                <text:p text:style-name="P3">obserwator i krytyk piętnujący zło;</text:p>
              </text:list-item>
              <text:list-item>
                <text:p text:style-name="P3">osoba zaangażowana;</text:p>
              </text:list-item>
            </text:list>
          </table:table-cell>
          <table:table-cell table:style-name="Tabela1.B3" office:value-type="string">
            <text:list xml:id="list94018189480049" text:continue-numbering="true" text:style-name="L1">
              <text:list-item>
                <text:p text:style-name="P3">racjonalista odrzucający idealizowanie rzeczywistości;</text:p>
              </text:list-item>
              <text:list-item>
                <text:p text:style-name="P3">ironiczny, sarkastyczny krytyk;</text:p>
              </text:list-item>
              <text:list-item>
                <text:p text:style-name="P3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ematy_20_w_20_tabeli">Adresat liryczny</text:p>
          </table:table-cell>
          <table:covered-table-cell/>
        </table:table-row>
        <table:table-row>
          <table:table-cell table:style-name="Tabela1.A3" office:value-type="string">
            <text:list xml:id="list1498390371" text:style-name="L2">
              <text:list-item>
                <text:p text:style-name="P4">człowiek lekceważący człowieka i normy moralne;</text:p>
              </text:list-item>
              <text:list-item>
                <text:p text:style-name="P4">tyran, zadufany w sobie, pyszny i dumny władca;</text:p>
              </text:list-item>
            </text:list>
          </table:table-cell>
          <table:table-cell table:style-name="Tabela1.B3" office:value-type="string">
            <text:list xml:id="list94019171072123" text:continue-numbering="true" text:style-name="L2">
              <text:list-item>
                <text:p text:style-name="P4">retoryczne "my", czyli "wy" - podm. zdystansowany!</text:p>
              </text:list-item>
              <text:list-item>
                <text:p text:style-name="P4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Tematy_20_w_20_tabeli">Władca i społeczeństwo</text:p>
          </table:table-cell>
          <table:covered-table-cell/>
        </table:table-row>
        <table:table-row>
          <table:table-cell table:style-name="Tabela1.A3" office:value-type="string">
            <text:list xml:id="list2151202390" text:style-name="L3">
              <text:list-item>
                <text:p text:style-name="P5">spersonalizowany (2 os. lp.) - wzmocnienie groźby;</text:p>
              </text:list-item>
              <text:list-item>
                <text:p text:style-name="P5">strachem podporządkowuje sobie innych;</text:p>
              </text:list-item>
              <text:list-item>
                <text:p text:style-name="P5">poddańczo wychwalany i idealizowany;</text:p>
              </text:list-item>
            </text:list>
          </table:table-cell>
          <table:table-cell table:style-name="Tabela1.B3" office:value-type="string">
            <text:list xml:id="list94019474803687" text:continue-numbering="true" text:style-name="L3">
              <text:list-item>
                <text:p text:style-name="P5">ładca i społeczeństwo</text:p>
              </text:list-item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ytuły" style:family="paragraph" style:parent-style-name="Standard" style:master-page-name="">
      <loext:graphic-properties draw:fill="none"/>
      <style:paragraph-properties fo:margin-top="0.101cm" fo:margin-bottom="0.101cm" loext:contextual-spacing="false" style:page-number="auto" fo:background-color="transparent" style:writing-mode="page">
        <style:tab-stops/>
      </style:paragraph-properties>
      <style:text-properties fo:font-style="italic" fo:font-weight="bold" style:font-size-asian="10.5pt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maty_20_w_20_tabeli" style:display-name="Tematy w tabeli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2:23.393143690</meta:creation-date>
    <dc:date>2017-10-30T09:40:17.522605434</dc:date>
    <meta:editing-duration>PT27M11S</meta:editing-duration>
    <meta:editing-cycles>10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06" meta:non-whitespace-character-count="1950"/>
  </office:meta>
</office:document-meta>
</file>